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4558" officeooo:paragraph-rsid="000e4558"/>
    </style:style>
    <style:style style:name="P2" style:family="paragraph" style:parent-style-name="Standard" style:list-style-name="L1">
      <style:text-properties officeooo:rsid="000e4558" officeooo:paragraph-rsid="000e4558"/>
    </style:style>
    <style:style style:name="P3" style:family="paragraph" style:parent-style-name="Standard" style:list-style-name="L2">
      <style:text-properties officeooo:rsid="000e4558" officeooo:paragraph-rsid="000e4558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Summary Notes and Tasks</text:p>
      <text:p text:style-name="P1"/>
      <text:p text:style-name="P1">Tasks</text:p>
      <text:list xml:id="list151237684311097957" text:style-name="L1">
        <text:list-item>
          <text:p text:style-name="P2">Identify all absolute fitness pieces of code</text:p>
        </text:list-item>
        <text:list-item>
          <text:p text:style-name="P2">Change notation of variables</text:p>
        </text:list-item>
        <text:list-item>
          <text:p text:style-name="P2">Remove absolute fitness</text:p>
        </text:list-item>
        <text:list-item>
          <text:p text:style-name="P2">Select new ODE equations for two dimension relative fitness model</text:p>
        </text:list-item>
        <text:list-item>
          <text:p text:style-name="P2">Insert new equations and form functions</text:p>
        </text:list-item>
        <text:list-item>
          <text:p text:style-name="P2">Modify data output functions to capture data for speed of evolution</text:p>
        </text:list-item>
        <text:list-item>
          <text:p text:style-name="P2">Insert new parameters choices</text:p>
        </text:list-item>
        <text:list-item>
          <text:p text:style-name="P2">Run test simulation and output data for print in python</text:p>
        </text:list-item>
        <text:list-item>
          <text:p text:style-name="P2">Run code clean up</text:p>
        </text:list-item>
        <text:list-item>
          <text:p text:style-name="P2">Run simulations for ranges of parameters relevant to theoretical estimates for speed of evolution</text:p>
        </text:list-item>
        <text:list-item>
          <text:p text:style-name="P2">Generate plots comparing theoretical estimates with simulation data</text:p>
        </text:list-item>
      </text:list>
      <text:p text:style-name="P1"/>
      <text:p text:style-name="P1">Identification of code to modify</text:p>
      <text:list xml:id="list8561980591742286932" text:style-name="L2">
        <text:list-item>
          <text:p text:style-name="P3">List of functions</text:p>
          <text:list>
            <text:list-item>
              <text:p text:style-name="P3">getUniqueGenotype</text:p>
            </text:list-item>
            <text:list-item>
              <text:p text:style-name="P3">testGenoType</text:p>
            </text:list-item>
            <text:list-item>
              <text:p text:style-name="P3">getBestAbsFitClass</text:p>
            </text:list-item>
            <text:list-item>
              <text:p text:style-name="P3">getWorstAbsFitClass</text:p>
            </text:list-item>
            <text:list-item>
              <text:p text:style-name="P3">getBestRelFitClass</text:p>
            </text:list-item>
            <text:list-item>
              <text:p text:style-name="P3">getWorstRelFitClass</text:p>
            </text:list-item>
            <text:list-item>
              <text:p text:style-name="P3">getNumGenotypes</text:p>
            </text:list-item>
            <text:list-item>
              <text:p text:style-name="P3">updateGenotypesForEnvShift</text:p>
            </text:list-item>
            <text:list-item>
              <text:p text:style-name="P3">getSubLoad</text:p>
            </text:list-item>
            <text:list-item>
              <text:p text:style-name="P3">collectMyData</text:p>
            </text:list-item>
            <text:list-item>
              <text:p text:style-name="P3">getInitGenotypeData</text:p>
            </text:list-item>
            <text:list-item>
              <text:p text:style-name="P3">SolveDiffEqs</text:p>
            </text:list-item>
            <text:list-item>
              <text:p text:style-name="P3">PruneUnfitClasses</text:p>
            </text:list-item>
            <text:list-item>
              <text:p text:style-name="P3">getNextMutants</text:p>
            </text:list-item>
            <text:list-item>
              <text:p text:style-name="P3">NextMutation</text:p>
            </text:list-item>
            <text:list-item>
              <text:p text:style-name="P3">CalcPfix</text:p>
            </text:list-item>
            <text:list-item>
              <text:p text:style-name="P3">CalcEstablishmentTime</text:p>
            </text:list-item>
            <text:list-item>
              <text:p text:style-name="P3">RunSimulationCheckEachMutation2</text:p>
            </text:list-item>
          </text:list>
        </text:list-item>
        <text:list-item>
          <text:p text:style-name="P3">List of variabl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4T17:36:33.804157528</meta:creation-date>
    <dc:date>2016-11-04T17:49:05.938151347</dc:date>
    <meta:editing-duration>PT52S</meta:editing-duration>
    <meta:editing-cycles>1</meta:editing-cycles>
    <meta:generator>LibreOffice/5.1.4.2$Linux_X86_64 LibreOffice_project/10m0$Build-2</meta:generator>
    <meta:document-statistic meta:table-count="0" meta:image-count="0" meta:object-count="0" meta:page-count="1" meta:paragraph-count="34" meta:word-count="147" meta:character-count="978" meta:non-whitespace-character-count="896"/>
  </office:meta>
</office:document-meta>
</file>